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6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3]/5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B3]*[.C3]*(1+([.D3]-[.$E$7]-1)*0.05)*(21+[.E3]-[.$D$7])*0.05" office:value-type="float" office:value="240" calcext:value-type="float">
            <text:p>240</text:p>
          </table:table-cell>
          <table:table-cell table:style-name="ce2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4]/5"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B4]*[.C4]*(1+([.D4]-[.$E$7]-1)*0.05)*(21+[.E4]-[.$D$7])*0.05" office:value-type="float" office:value="286.65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5]/5"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B5]*[.C5]*(1+([.D5]-[.$E$7]-1)*0.05)*(21+[.E5]-[.$D$7])*0.05" office:value-type="float" office:value="314.6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B6]/5"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B6]*[.C6]*(1+([.D6]-[.$E$7]-1)*0.05)*(21+[.E6]-[.$D$7])*0.05" office:value-type="float" office:value="385.112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[.B7]/5"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B7]*[.C7]*(1+([.D7]-[.$E$7]-1)*0.05)*(21+[.E7]-[.$D$7])*0.05" office:value-type="float" office:value="419.328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8]/5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B8]*[.C8]*(1+([.D8]-[.$E$7]-1)*0.05)*(21+[.E8]-[.$D$7])*0.05"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9]/5"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B9]*[.C9]*(1+([.D9]-[.$E$7]-1)*0.05)*(21+[.E9]-[.$D$7])*0.05" office:value-type="float" office:value="547.56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B10]/5"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[.B11]/5" office:value-type="float" office:value="11.2" calcext:value-type="float">
            <text:p>11.2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224132231404959" calcext:value-type="percentage">
            <text:p>22.41%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B12]/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6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399999999999999" calcext:value-type="float">
            <text:p>0.399999999999999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$K$33]" office:value-type="float" office:value="3466.008" calcext:value-type="float">
            <text:p>3466</text:p>
          </table:table-cell>
          <table:table-cell table:style-name="ce7" table:formula="of:=[.$K$6]*3*SQRT(3)/[.K33]" office:value-type="float" office:value="2001.1006518134" calcext:value-type="float">
            <text:p>2001</text:p>
          </table:table-cell>
          <table:table-cell table:formula="of:=[.$K$6]*3/[.K33]" office:value-type="float" office:value="1155.336" calcext:value-type="float">
            <text:p>1155</text:p>
          </table:table-cell>
          <table:table-cell office:value-type="string" calcext:value-type="string">
            <text:p>Chicken</text:p>
          </table:table-cell>
          <table:table-cell table:formula="of:=[.B33]*[.C33]*(1+0)*(21+[.E33]-[.D7])*0.05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[.B34]/7" office:value-type="float" office:value="1.14285714285714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K34]" office:value-type="float" office:value="1516.3785" calcext:value-type="float">
            <text:p>1516</text:p>
          </table:table-cell>
          <table:table-cell table:style-name="ce7" table:formula="of:=[.$K$6]*3*SQRT(3)/[.K34]" office:value-type="float" office:value="875.481535168361" calcext:value-type="float">
            <text:p>875</text:p>
          </table:table-cell>
          <table:table-cell table:formula="of:=[.$K$6]*3/[.K34]" office:value-type="float" office:value="505.4595" calcext:value-type="float">
            <text:p>505</text:p>
          </table:table-cell>
          <table:table-cell office:value-type="string" calcext:value-type="string">
            <text:p>Commoner</text:p>
          </table:table-cell>
          <table:table-cell table:formula="of:=[.B34]*[.C34]*(1+0)*(21+[.E34]-[.D8])*0.05" office:value-type="float" office:value="2.28571428571429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" table:formula="of:=[.B35]/7" office:value-type="float" office:value="1.7142857142857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formula="of:=[.$K$6]*9/[.K35]" office:value-type="float" office:value="673.946" calcext:value-type="float">
            <text:p>674</text:p>
          </table:table-cell>
          <table:table-cell table:style-name="ce7" table:formula="of:=[.$K$6]*3*SQRT(3)/[.K35]" office:value-type="float" office:value="389.102904519272" calcext:value-type="float">
            <text:p>389</text:p>
          </table:table-cell>
          <table:table-cell table:formula="of:=[.$K$6]*3/[.K35]" office:value-type="float" office:value="224.648666666667" calcext:value-type="float">
            <text:p>225</text:p>
          </table:table-cell>
          <table:table-cell office:value-type="string" calcext:value-type="string">
            <text:p>Goblin</text:p>
          </table:table-cell>
          <table:table-cell table:formula="of:=[.B35]*[.C35]*1*(21+[.E35]-[.D7])*0.05" office:value-type="float" office:value="5.14285714285714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" table:formula="of:=[.B36]/7" office:value-type="float" office:value="2.28571428571429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formula="of:=[.$K$6]*9/[.K36]" office:value-type="float" office:value="246.165340909091" calcext:value-type="float">
            <text:p>246</text:p>
          </table:table-cell>
          <table:table-cell table:style-name="ce7" table:formula="of:=[.$K$6]*3*SQRT(3)/[.K36]" office:value-type="float" office:value="142.12362583902" calcext:value-type="float">
            <text:p>142</text:p>
          </table:table-cell>
          <table:table-cell table:formula="of:=[.$K$6]*3/[.K36]" office:value-type="float" office:value="82.0551136363636" calcext:value-type="float">
            <text:p>82</text:p>
          </table:table-cell>
          <table:table-cell office:value-type="string" calcext:value-type="string">
            <text:p>Bandit</text:p>
          </table:table-cell>
          <table:table-cell table:formula="of:=[.B36]*[.C36]*(1+([.D36]-[.$E$7]-1)*0.05)*(21+[.E36]-[.$D$7])*0.05" office:value-type="float" office:value="14.08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" table:formula="of:=[.B37]/7" office:value-type="float" office:value="2.85714285714286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formula="of:=[.$K$6]*9/[.K37]" office:value-type="float" office:value="157.545818181818" calcext:value-type="float">
            <text:p>158</text:p>
          </table:table-cell>
          <table:table-cell table:style-name="ce7" table:formula="of:=[.$K$6]*3*SQRT(3)/[.K37]" office:value-type="float" office:value="90.9591205369726" calcext:value-type="float">
            <text:p>91</text:p>
          </table:table-cell>
          <table:table-cell table:formula="of:=[.$K$6]*3/[.K37]" office:value-type="float" office:value="52.5152727272727" calcext:value-type="float">
            <text:p>53</text:p>
          </table:table-cell>
          <table:table-cell office:value-type="string" calcext:value-type="string">
            <text:p>Town guard</text:p>
          </table:table-cell>
          <table:table-cell table:formula="of:=[.B37]*[.C37]*(1+([.D37]-[.$E$7]-1)*0.05)*(21+[.E37]-[.$D$7])*0.05"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" table:formula="of:=[.B38]/7" office:value-type="float" office:value="3.4285714285714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formula="of:=[.$K$6]*9/[.K38]" office:value-type="float" office:value="91.56875" calcext:value-type="float">
            <text:p>92</text:p>
          </table:table-cell>
          <table:table-cell table:style-name="ce7" table:formula="of:=[.$K$6]*3*SQRT(3)/[.K38]" office:value-type="float" office:value="52.8672424618576" calcext:value-type="float">
            <text:p>53</text:p>
          </table:table-cell>
          <table:table-cell table:formula="of:=[.$K$6]*3/[.K38]" office:value-type="float" office:value="30.5229166666667" calcext:value-type="float">
            <text:p>31</text:p>
          </table:table-cell>
          <table:table-cell office:value-type="string" calcext:value-type="string">
            <text:p>Orc</text:p>
          </table:table-cell>
          <table:table-cell table:formula="of:=[.B38]*[.C38]*(1+([.D38]-[.$E$7]-1)*0.05)*(21+[.E38]-[.$D$7])*0.05" office:value-type="float" office:value="37.8514285714286" calcext:value-type="float">
            <text:p>38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" table:formula="of:=[.B39]/7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formula="of:=[.$K$6]*9/[.K39]" office:value-type="float" office:value="67.275" calcext:value-type="float">
            <text:p>67</text:p>
          </table:table-cell>
          <table:table-cell table:style-name="ce7" table:formula="of:=[.$K$6]*3*SQRT(3)/[.K39]" office:value-type="float" office:value="38.8412393597321" calcext:value-type="float">
            <text:p>39</text:p>
          </table:table-cell>
          <table:table-cell table:formula="of:=[.$K$6]*3/[.K39]" office:value-type="float" office:value="22.425" calcext:value-type="float">
            <text:p>22</text:p>
          </table:table-cell>
          <table:table-cell office:value-type="string" calcext:value-type="string">
            <text:p>Soldier</text:p>
          </table:table-cell>
          <table:table-cell table:formula="of:=[.B39]*[.C39]*(1+([.D39]-[.$E$7]-1)*0.05)*(21+[.E39]-[.$D$7])*0.05" office:value-type="float" office:value="51.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" table:formula="of:=[.B40]/7" office:value-type="float" office:value="4.57142857142857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formula="of:=[.$K$6]*9/[.K40]" office:value-type="float" office:value="43.8766927083333" calcext:value-type="float">
            <text:p>44</text:p>
          </table:table-cell>
          <table:table-cell table:style-name="ce7" table:formula="of:=[.$K$6]*3*SQRT(3)/[.K40]" office:value-type="float" office:value="25.3322203463067" calcext:value-type="float">
            <text:p>25</text:p>
          </table:table-cell>
          <table:table-cell table:formula="of:=[.$K$6]*3/[.K40]" office:value-type="float" office:value="14.6255642361111" calcext:value-type="float">
            <text:p>15</text:p>
          </table:table-cell>
          <table:table-cell office:value-type="string" calcext:value-type="string">
            <text:p>Brown bear</text:p>
          </table:table-cell>
          <table:table-cell table:formula="of:=[.B40]*[.C40]*(1+([.D40]-[.$E$7]-1)*0.05)*(21+[.E40]-[.$D$7])*0.05" office:value-type="float" office:value="78.9942857142857" calcext:value-type="float">
            <text:p>79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" table:formula="of:=[.B41]/7" office:value-type="float" office:value="5.14285714285714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formula="of:=[.$K$6]*9/[.K41]" office:value-type="float" office:value="34.6680041152263" calcext:value-type="float">
            <text:p>35</text:p>
          </table:table-cell>
          <table:table-cell table:style-name="ce7" table:formula="of:=[.$K$6]*3*SQRT(3)/[.K41]" office:value-type="float" office:value="20.015581508193" calcext:value-type="float">
            <text:p>20</text:p>
          </table:table-cell>
          <table:table-cell table:formula="of:=[.$K$6]*3/[.K41]" office:value-type="float" office:value="11.5560013717421" calcext:value-type="float">
            <text:p>12</text:p>
          </table:table-cell>
          <table:table-cell office:value-type="string" calcext:value-type="string">
            <text:p>Bandit captain</text:p>
          </table:table-cell>
          <table:table-cell table:formula="of:=[.B41]*[.C41]*(1+([.D41]-[.$E$7]-1)*0.05)*(21+[.E41]-[.$D$7])*0.05" office:value-type="float" office:value="99.9771428571429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" table:formula="of:=[.B42]/7" office:value-type="float" office:value="5.71428571428571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formula="of:=[.$K$6]*9/[.K42]" office:value-type="float" office:value="24.262056" calcext:value-type="float">
            <text:p>24</text:p>
          </table:table-cell>
          <table:table-cell table:style-name="ce7" table:formula="of:=[.$K$6]*3*SQRT(3)/[.K42]" office:value-type="float" office:value="14.0077045626938" calcext:value-type="float">
            <text:p>14</text:p>
          </table:table-cell>
          <table:table-cell table:formula="of:=[.$K$6]*3/[.K42]" office:value-type="float" office:value="8.087352" calcext:value-type="float">
            <text:p>8</text:p>
          </table:table-cell>
          <table:table-cell office:value-type="string" calcext:value-type="string">
            <text:p>Blue drake</text:p>
          </table:table-cell>
          <table:table-cell table:formula="of:=[.B42]*[.C42]*(1+([.D42]-[.$E$7]-1)*0.05)*(21+[.E42]-[.$D$7])*0.05" office:value-type="float" office:value="142.857142857143" calcext:value-type="float">
            <text:p>143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" table:formula="of:=[.B43]/7" office:value-type="float" office:value="6.28571428571429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formula="of:=[.$K$6]*9/[.K43]" office:value-type="float" office:value="20.0512859504132" calcext:value-type="float">
            <text:p>20</text:p>
          </table:table-cell>
          <table:table-cell table:style-name="ce7" table:formula="of:=[.$K$6]*3*SQRT(3)/[.K43]" office:value-type="float" office:value="11.5766153410692" calcext:value-type="float">
            <text:p>12</text:p>
          </table:table-cell>
          <table:table-cell table:formula="of:=[.$K$6]*3/[.K43]" office:value-type="float" office:value="6.68376198347107" calcext:value-type="float">
            <text:p>7</text:p>
          </table:table-cell>
          <table:table-cell office:value-type="string" calcext:value-type="string">
            <text:p>Werewolf</text:p>
          </table:table-cell>
          <table:table-cell table:formula="of:=[.B43]*[.C43]*(1+([.D43]-[.$E$7]-1)*0.05)*(21+[.E43]-[.$D$7])*0.05" office:value-type="float" office:value="172.857142857143" calcext:value-type="float">
            <text:p>173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" table:formula="of:=[.B44]/7" office:value-type="float" office:value="6.85714285714286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formula="of:=[.$K$6]*9/[.K44]" office:value-type="float" office:value="16.84865" calcext:value-type="float">
            <text:p>17</text:p>
          </table:table-cell>
          <table:table-cell table:style-name="ce7" table:formula="of:=[.$K$6]*3*SQRT(3)/[.K44]" office:value-type="float" office:value="9.72757261298179" calcext:value-type="float">
            <text:p>10</text:p>
          </table:table-cell>
          <table:table-cell table:formula="of:=[.$K$6]*3/[.K44]" office:value-type="float" office:value="5.61621666666667" calcext:value-type="float">
            <text:p>6</text:p>
          </table:table-cell>
          <table:table-cell office:value-type="string" calcext:value-type="string">
            <text:p>Ogre</text:p>
          </table:table-cell>
          <table:table-cell table:formula="of:=[.B44]*[.C44]*(1+([.D44]-[.$E$7]-1)*0.05)*(21+[.E44]-[.$D$7])*0.05" office:value-type="float" office:value="205.714285714286" calcext:value-type="float">
            <text:p>206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" table:formula="of:=[.B45]/7" office:value-type="float" office:value="7.42857142857143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formula="of:=[.$K$6]*9/[.K45]" office:value-type="float" office:value="12.549166218397" calcext:value-type="float">
            <text:p>13</text:p>
          </table:table-cell>
          <table:table-cell table:style-name="ce7" table:formula="of:=[.$K$6]*3*SQRT(3)/[.K45]" office:value-type="float" office:value="7.24526449429686" calcext:value-type="float">
            <text:p>7</text:p>
          </table:table-cell>
          <table:table-cell table:formula="of:=[.$K$6]*3/[.K45]" office:value-type="float" office:value="4.18305540613233" calcext:value-type="float">
            <text:p>4</text:p>
          </table:table-cell>
          <table:table-cell office:value-type="string" calcext:value-type="string">
            <text:p>Elite soldier</text:p>
          </table:table-cell>
          <table:table-cell table:formula="of:=[.B45]*[.C45]*(1+([.D45]-[.$E$7]-1)*0.05)*(21+[.E45]-[.$D$7])*0.05" office:value-type="float" office:value="276.194285714286" calcext:value-type="float">
            <text:p>276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" table:formula="of:=[.B46]/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formula="of:=[.$K$6]*9/[.K46]" office:value-type="float" office:value="10.8204545454545" calcext:value-type="float">
            <text:p>11</text:p>
          </table:table-cell>
          <table:table-cell table:style-name="ce7" table:formula="of:=[.$K$6]*3*SQRT(3)/[.K46]" office:value-type="float" office:value="6.24719234457229" calcext:value-type="float">
            <text:p>6</text:p>
          </table:table-cell>
          <table:table-cell table:formula="of:=[.$K$6]*3/[.K46]" office:value-type="float" office:value="3.60681818181818" calcext:value-type="float">
            <text:p>4</text:p>
          </table:table-cell>
          <table:table-cell office:value-type="string" calcext:value-type="string">
            <text:p>Giant crocodile</text:p>
          </table:table-cell>
          <table:table-cell table:formula="of:=[.B46]*[.C46]*(1+([.D46]-[.$E$7]-1)*0.05)*(21+[.E46]-[.$D$7])*0.05" office:value-type="float" office:value="320.32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7" table:formula="of:=[.B47]/7" office:value-type="float" office:value="8.57142857142857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formula="of:=[.$K$6]*9/[.K47]" office:value-type="float" office:value="9.42581818181818" calcext:value-type="float">
            <text:p>9</text:p>
          </table:table-cell>
          <table:table-cell table:style-name="ce7" table:formula="of:=[.$K$6]*3*SQRT(3)/[.K47]" office:value-type="float" office:value="5.4419986646052" calcext:value-type="float">
            <text:p>5</text:p>
          </table:table-cell>
          <table:table-cell table:formula="of:=[.$K$6]*3/[.K47]" office:value-type="float" office:value="3.14193939393939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B47]*[.C47]*(1+([.D47]-[.$E$7]-1)*0.05)*(21+[.E47]-[.$D$7])*0.05" office:value-type="float" office:value="367.714285714286" calcext:value-type="float">
            <text:p>368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" table:formula="of:=[.B48]/7" office:value-type="float" office:value="9.14285714285714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formula="of:=[.$K$6]*9/[.K48]" office:value-type="float" office:value="7.31278211805556" calcext:value-type="float">
            <text:p>7</text:p>
          </table:table-cell>
          <table:table-cell table:style-name="ce7" table:formula="of:=[.$K$6]*3*SQRT(3)/[.K48]" office:value-type="float" office:value="4.22203672438446" calcext:value-type="float">
            <text:p>4</text:p>
          </table:table-cell>
          <table:table-cell table:formula="of:=[.$K$6]*3/[.K48]" office:value-type="float" office:value="2.43759403935185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B48]*[.C48]*(1+([.D48]-[.$E$7]-1)*0.05)*(21+[.E48]-[.$D$7])*0.05" office:value-type="float" office:value="473.965714285714" calcext:value-type="float">
            <text:p>474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7" table:formula="of:=[.B49]/7" office:value-type="float" office:value="9.71428571428571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formula="of:=[.$K$6]*9/[.K49]" office:value-type="float" office:value="6.47775855440215" calcext:value-type="float">
            <text:p>6</text:p>
          </table:table-cell>
          <table:table-cell table:style-name="ce7" table:formula="of:=[.$K$6]*3*SQRT(3)/[.K49]" office:value-type="float" office:value="3.73993564512948" calcext:value-type="float">
            <text:p>4</text:p>
          </table:table-cell>
          <table:table-cell table:formula="of:=[.$K$6]*3/[.K49]" office:value-type="float" office:value="2.15925285146738" calcext:value-type="float">
            <text:p>2</text:p>
          </table:table-cell>
          <table:table-cell office:value-type="string" calcext:value-type="string">
            <text:p>Chimera</text:p>
          </table:table-cell>
          <table:table-cell table:formula="of:=[.B49]*[.C49]*(1+([.D49]-[.$E$7]-1)*0.05)*(21+[.E49]-[.$D$7])*0.05" office:value-type="float" office:value="535.062857142857" calcext:value-type="float">
            <text:p>535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style-name="ce7" table:formula="of:=[.B50]/7" office:value-type="float" office:value="10.2857142857143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formula="of:=[.$K$6]*9/[.K50]" office:value-type="float" office:value="5.77800068587106" calcext:value-type="float">
            <text:p>6</text:p>
          </table:table-cell>
          <table:table-cell table:style-name="ce7" table:formula="of:=[.$K$6]*3*SQRT(3)/[.K50]" office:value-type="float" office:value="3.3359302513655" calcext:value-type="float">
            <text:p>3</text:p>
          </table:table-cell>
          <table:table-cell table:formula="of:=[.$K$6]*3/[.K50]" office:value-type="float" office:value="1.92600022862369" calcext:value-type="float">
            <text:p>2</text:p>
          </table:table-cell>
          <table:table-cell office:value-type="string" calcext:value-type="string">
            <text:p>Triceratops</text:p>
          </table:table-cell>
          <table:table-cell table:formula="of:=[.B50]*[.C50]*(1+([.D50]-[.$E$7]-1)*0.05)*(21+[.E50]-[.$D$7])*0.05" office:value-type="float" office:value="599.862857142857" calcext:value-type="float">
            <text:p>60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7" table:formula="of:=[.B51]/7" office:value-type="float" office:value="10.8571428571429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formula="of:=[.$K$6]*9/[.K51]" office:value-type="float" office:value="4.61592797783934" calcext:value-type="float">
            <text:p>5</text:p>
          </table:table-cell>
          <table:table-cell table:style-name="ce7" table:formula="of:=[.$K$6]*3*SQRT(3)/[.K51]" office:value-type="float" office:value="2.66500726056546" calcext:value-type="float">
            <text:p>3</text:p>
          </table:table-cell>
          <table:table-cell table:formula="of:=[.$K$6]*3/[.K51]" office:value-type="float" office:value="1.53864265927978" calcext:value-type="float">
            <text:p>2</text:p>
          </table:table-cell>
          <table:table-cell office:value-type="string" calcext:value-type="string">
            <text:p>Giant</text:p>
          </table:table-cell>
          <table:table-cell table:formula="of:=[.B51]*[.C51]*(1+([.D51]-[.$E$7]-1)*0.05)*(21+[.E51]-[.$D$7])*0.05" office:value-type="float" office:value="750.88" calcext:value-type="float">
            <text:p>751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7" table:formula="of:=[.B52]/7" office:value-type="float" office:value="11.4285714285714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formula="of:=[.$K$6]*9/[.K52]" office:value-type="float" office:value="4.165875" calcext:value-type="float">
            <text:p>4</text:p>
          </table:table-cell>
          <table:table-cell table:style-name="ce7" table:formula="of:=[.$K$6]*3*SQRT(3)/[.K52]" office:value-type="float" office:value="2.40516905266033" calcext:value-type="float">
            <text:p>2</text:p>
          </table:table-cell>
          <table:table-cell table:formula="of:=[.$K$6]*3/[.K52]" office:value-type="float" office:value="1.388625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B52]*[.C52]*(1+([.D52]-[.$E$7]-1)*0.05)*(21+[.E52]-[.$D$7])*0.05" office:value-type="float" office:value="832" calcext:value-type="float">
            <text:p>832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7" table:formula="of:=[.B53]/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formula="of:=[.$K$6]*9/[.K53]" office:value-type="float" office:value="3.77857142857143" calcext:value-type="float">
            <text:p>4</text:p>
          </table:table-cell>
          <table:table-cell table:style-name="ce7" table:formula="of:=[.$K$6]*3*SQRT(3)/[.K53]" office:value-type="float" office:value="2.18155923143794" calcext:value-type="float">
            <text:p>2</text:p>
          </table:table-cell>
          <table:table-cell table:formula="of:=[.$K$6]*3/[.K53]" office:value-type="float" office:value="1.25952380952381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B53]*[.C53]*(1+([.D53]-[.$E$7]-1)*0.05)*(21+[.E53]-[.$D$7])*0.05" office:value-type="float" office:value="917.28" calcext:value-type="float">
            <text:p>917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ce7" table:formula="of:=[.B54]/7" office:value-type="float" office:value="12.5714285714286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formula="of:=[.$K$6]*9/[.K54]" office:value-type="float" office:value="3.08671273867199" calcext:value-type="float">
            <text:p>3</text:p>
          </table:table-cell>
          <table:table-cell table:style-name="ce7" table:formula="of:=[.$K$6]*3*SQRT(3)/[.K54]" office:value-type="float" office:value="1.78211443058332" calcext:value-type="float">
            <text:p>2</text:p>
          </table:table-cell>
          <table:table-cell table:formula="of:=[.$K$6]*3/[.K54]" office:value-type="float" office:value="1.028904246224" calcext:value-type="float">
            <text:p>1</text:p>
          </table:table-cell>
          <table:table-cell office:value-type="string" calcext:value-type="string">
            <text:p>Sea serpent</text:p>
          </table:table-cell>
          <table:table-cell table:formula="of:=[.B54]*[.C54]*(1+([.D54]-[.$E$7]-1)*0.05)*(21+[.E54]-[.$D$7])*0.05" office:value-type="float" office:value="1122.88" calcext:value-type="float">
            <text:p>1123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style-name="ce7" table:formula="of:=[.B55]/7" office:value-type="float" office:value="13.1428571428571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formula="of:=[.$K$6]*9/[.K55]" office:value-type="float" office:value="2.82413793103448" calcext:value-type="float">
            <text:p>3</text:p>
          </table:table-cell>
          <table:table-cell table:style-name="ce7" table:formula="of:=[.$K$6]*3*SQRT(3)/[.K55]" office:value-type="float" office:value="1.63051679471139" calcext:value-type="float">
            <text:p>2</text:p>
          </table:table-cell>
          <table:table-cell table:formula="of:=[.$K$6]*3/[.K55]" office:value-type="float" office:value="0.941379310344828" calcext:value-type="float">
            <text:p>1</text:p>
          </table:table-cell>
          <table:table-cell office:value-type="string" calcext:value-type="string">
            <text:p>Dragon</text:p>
          </table:table-cell>
          <table:table-cell table:formula="of:=[.B55]*[.C55]*(1+([.D55]-[.$E$7]-1)*0.05)*(21+[.E55]-[.$D$7])*0.05" office:value-type="float" office:value="1227.28" calcext:value-type="float">
            <text:p>1227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7" table:formula="of:=[.B56]/7" office:value-type="float" office:value="13.7142857142857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formula="of:=[.$K$6]*9/[.K56]" office:value-type="float" office:value="2.59369612068966" calcext:value-type="float">
            <text:p>3</text:p>
          </table:table-cell>
          <table:table-cell table:style-name="ce7" table:formula="of:=[.$K$6]*3*SQRT(3)/[.K56]" office:value-type="float" office:value="1.49747115347626" calcext:value-type="float">
            <text:p>1</text:p>
          </table:table-cell>
          <table:table-cell table:formula="of:=[.$K$6]*3/[.K56]" office:value-type="float" office:value="0.864565373563218" calcext:value-type="float">
            <text:p>1</text:p>
          </table:table-cell>
          <table:table-cell office:value-type="string" calcext:value-type="string">
            <text:p>Pit fiend</text:p>
          </table:table-cell>
          <table:table-cell table:formula="of:=[.B56]*[.C56]*(1+([.D56]-[.$E$7]-1)*0.05)*(21+[.E56]-[.$D$7])*0.05" office:value-type="float" office:value="1336.32" calcext:value-type="float">
            <text:p>1336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7" table:formula="of:=[.B57]/7" office:value-type="float" office:value="14.2857142857143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formula="of:=[.$K$6]*9/[.K57]" office:value-type="float" office:value="2.1566272" calcext:value-type="float">
            <text:p>2</text:p>
          </table:table-cell>
          <table:table-cell table:style-name="ce7" table:formula="of:=[.$K$6]*3*SQRT(3)/[.K57]" office:value-type="float" office:value="1.24512929446167" calcext:value-type="float">
            <text:p>1</text:p>
          </table:table-cell>
          <table:table-cell table:formula="of:=[.$K$6]*3/[.K57]" office:value-type="float" office:value="0.718875733333333" calcext:value-type="float">
            <text:p>1</text:p>
          </table:table-cell>
          <table:table-cell office:value-type="string" calcext:value-type="string">
            <text:p>Balor</text:p>
          </table:table-cell>
          <table:table-cell table:formula="of:=[.B57]*[.C57]*(1+([.D57]-[.$E$7]-1)*0.05)*(21+[.E57]-[.$D$7])*0.05" office:value-type="float" office:value="1607.14285714286" calcext:value-type="float">
            <text:p>1607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table:style-name="ce7" table:formula="of:=[.B58]/7" office:value-type="float" office:value="14.8571428571429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formula="of:=[.$K$6]*9/[.K58]" office:value-type="float" office:value="1.99392307692308" calcext:value-type="float">
            <text:p>2</text:p>
          </table:table-cell>
          <table:table-cell table:style-name="ce7" table:formula="of:=[.$K$6]*3*SQRT(3)/[.K58]" office:value-type="float" office:value="1.15119202520495" calcext:value-type="float">
            <text:p>1</text:p>
          </table:table-cell>
          <table:table-cell table:formula="of:=[.$K$6]*3/[.K58]" office:value-type="float" office:value="0.664641025641025" calcext:value-type="float">
            <text:p>1</text:p>
          </table:table-cell>
          <table:table-cell office:value-type="string" calcext:value-type="string">
            <text:p>Solar</text:p>
          </table:table-cell>
          <table:table-cell table:formula="of:=[.B58]*[.C58]*(1+([.D58]-[.$E$7]-1)*0.05)*(21+[.E58]-[.$D$7])*0.05" office:value-type="float" office:value="1738.28571428571" calcext:value-type="float">
            <text:p>1738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table:style-name="ce7" table:formula="of:=[.B59]/7" office:value-type="float" office:value="15.4285714285714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formula="of:=[.$K$6]*9/[.K59]" office:value-type="float" office:value="1.84896021947874" calcext:value-type="float">
            <text:p>2</text:p>
          </table:table-cell>
          <table:table-cell table:style-name="ce7" table:formula="of:=[.$K$6]*3*SQRT(3)/[.K59]" office:value-type="float" office:value="1.06749768043696" calcext:value-type="float">
            <text:p>1</text:p>
          </table:table-cell>
          <table:table-cell table:formula="of:=[.$K$6]*3/[.K59]" office:value-type="float" office:value="0.616320073159579" calcext:value-type="float">
            <text:p>1</text:p>
          </table:table-cell>
          <table:table-cell office:value-type="string" calcext:value-type="string">
            <text:p>Lich</text:p>
          </table:table-cell>
          <table:table-cell table:formula="of:=[.B59]*[.C59]*(1+([.D59]-[.$E$7]-1)*0.05)*(21+[.E59]-[.$D$7])*0.05" office:value-type="float" office:value="1874.57142857143" calcext:value-type="float">
            <text:p>1875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7" table:formula="of:=[.B60]/7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formula="of:=[.$K$6]*9/[.K60]" office:value-type="float" office:value="1.55980342741936" calcext:value-type="float">
            <text:p>2</text:p>
          </table:table-cell>
          <table:table-cell table:style-name="ce7" table:formula="of:=[.$K$6]*3*SQRT(3)/[.K60]" office:value-type="float" office:value="0.900552928703465" calcext:value-type="float">
            <text:p>1</text:p>
          </table:table-cell>
          <table:table-cell table:formula="of:=[.$K$6]*3/[.K60]" office:value-type="float" office:value="0.519934475806452" calcext:value-type="float">
            <text:p>1</text:p>
          </table:table-cell>
          <table:table-cell office:value-type="string" calcext:value-type="string">
            <text:p>Kraken</text:p>
          </table:table-cell>
          <table:table-cell table:formula="of:=[.B60]*[.C60]*(1+([.D60]-[.$E$7]-1)*0.05)*(21+[.E60]-[.$D$7])*0.05" office:value-type="float" office:value="2222.08" calcext:value-type="float">
            <text:p>2222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table:style-name="ce7" table:formula="of:=[.B61]/7" office:value-type="float" office:value="16.5714285714286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formula="of:=[.$K$6]*9/[.K61]" office:value-type="float" office:value="1.45408547811745" calcext:value-type="float">
            <text:p>1</text:p>
          </table:table-cell>
          <table:table-cell table:style-name="ce7" table:formula="of:=[.$K$6]*3*SQRT(3)/[.K61]" office:value-type="float" office:value="0.839516642215834" calcext:value-type="float">
            <text:p>1</text:p>
          </table:table-cell>
          <table:table-cell table:formula="of:=[.$K$6]*3/[.K61]" office:value-type="float" office:value="0.484695159372483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B61]*[.C61]*(1+([.D61]-[.$E$7]-1)*0.05)*(21+[.E61]-[.$D$7])*0.05" office:value-type="float" office:value="2383.63428571429" calcext:value-type="float">
            <text:p>2384</text:p>
          </table:table-cell>
          <table:table-cell table:number-columns-repeated="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7" table:formula="of:=[.B62]/7" office:value-type="float" office:value="17.1428571428571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formula="of:=[.$K$6]*9/[.K62]" office:value-type="float" office:value="1.23887132352941" calcext:value-type="float">
            <text:p>1</text:p>
          </table:table-cell>
          <table:table-cell table:style-name="ce7" table:formula="of:=[.$K$6]*3*SQRT(3)/[.K62]" office:value-type="float" office:value="0.715262692131014" calcext:value-type="float">
            <text:p>1</text:p>
          </table:table-cell>
          <table:table-cell table:formula="of:=[.$K$6]*3/[.K62]" office:value-type="float" office:value="0.412957107843137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B62]*[.C62]*(1+([.D62]-[.$E$7]-1)*0.05)*(21+[.E62]-[.$D$7])*0.05" office:value-type="float" office:value="2797.71428571429" calcext:value-type="float">
            <text:p>279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3]*[.C63]*(1+([.D63]-[.$E$7]-1)*0.05)*(21+[.E63]-[.$D$7])*0.05" office:value-type="float" office:value="294.975" calcext:value-type="float">
            <text:p>2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/>
          <table:table-cell table:formula="of:=[.B64]*[.C64]*(1+([.D64]-[.$E$7]-1)*0.05)*(21+[.E64]-[.$D$7])*0.05" office:value-type="float" office:value="263.25" calcext:value-type="float">
            <text:p>26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0.571428571428573" calcext:value-type="float">
            <text:p>0.571428571428573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2-10-31T08:56:55.823645162</dc:date>
    <meta:editing-duration>P1DT10H2M43S</meta:editing-duration>
    <meta:editing-cycles>6</meta:editing-cycles>
    <meta:generator>LibreOffice/7.3.6.2$Linux_X86_64 LibreOffice_project/30$Build-2</meta:generator>
    <meta:document-statistic meta:table-count="1" meta:cell-count="415" meta:object-count="0"/>
  </office:meta>
</office:document-meta>
</file>